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PONTE ENCALADA, INGRID GIANEL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PONTE ENCALADA, INGRID GIANEL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543367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5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0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19:34:2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